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6953" officeooo:paragraph-rsid="001d6953" style:font-weight-asian="bold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font-weight="bold" officeooo:rsid="001d6953" officeooo:paragraph-rsid="001d6953" style:font-weight-asian="bold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font-weight="bold" officeooo:rsid="001df75c" officeooo:paragraph-rsid="001df75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enharia de Software – Anotações</text:p>
      <text:p text:style-name="P1"/>
      <text:p text:style-name="P2">1. <text:span text:style-name="T1">Processos da Engenharia de software:</text:span></text:p>
      <text:p text:style-name="P2"><text:span text:style-name="T1"/></text:p>
      <text:p text:style-name="P2"><text:span text:style-name="T1">a) Especificação – o que o sistema deve fazer e suas restrições de desenvolvimento</text:span></text:p>
      <text:p text:style-name="P2"><text:span text:style-name="T1"><text:tab/>Por exemplo leis, ou aspectos de segurança, ou algum tipo de infraestrutura de TI necessária;</text:span></text:p>
      <text:p text:style-name="P2"><text:span text:style-name="T1">b) Desenvolvimento – produção do sistema de software;</text:span></text:p>
      <text:p text:style-name="P2"><text:span text:style-name="T1">c) Validação – verificação de que o software é o que o cliente deseja;</text:span></text:p>
      <text:p text:style-name="P2"><text:span text:style-name="T1">d) Evolução – mudança do software em resposta as demandas de mudança.</text:span></text:p>
      <text:p text:style-name="P2"><text:span text:style-name="T1"/></text:p>
      <text:p text:style-name="P2">2.<text:span text:style-name="T1"> Tipos:</text:span></text:p>
      <text:p text:style-name="P2"><text:span text:style-name="T1"/></text:p>
      <text:p text:style-name="P2"><text:span text:style-name="T1">MODELOS PRESCRITIVOS </text:span></text:p>
      <text:p text:style-name="P2"><text:span text:style-name="T1"><text:tab/>Modelo que já possui uma estrutura e uma ordem formal de processo;</text:span></text:p>
      <text:p text:style-name="P2"><text:span text:style-name="T1"><text:tab/>Modelo com previsibilidade;</text:span></text:p>
      <text:p text:style-name="P2"><text:span text:style-name="T1"><text:tab/>Considera os meios tradicionais;</text:span></text:p>
      <text:p text:style-name="P2"><text:span text:style-name="T1"><text:tab/>Ex: Cascata, Orientado a Reuso.</text:span></text:p>
      <text:p text:style-name="P2"><text:span text:style-name="T1"/></text:p>
      <text:p text:style-name="P2"><text:span text:style-name="T1">MODELO ADAPTATIVO</text:span></text:p>
      <text:p text:style-name="P2"><text:span text:style-name="T1"><text:tab/>Não foca nos processos rígidos, mas são focados no produto, nas pessoas que o desenvolvem e são abertos a mudanças.</text:span></text:p>
      <text:p text:style-name="P2"><text:span text:style-name="T1"><text:tab/>Tem foco no planejamento incremental e flexível;</text:span></text:p>
      <text:p text:style-name="P2"><text:span text:style-name="T1"><text:tab/>Ex: Scrum, XP, Crystal, FDD e DSDM.</text:span></text:p>
      <text:p text:style-name="P2"><text:span text:style-name="T1"/></text:p>
      <text:p text:style-name="P3">3. <text:span text:style-name="T1">Modelos de Forma Específica:</text:span></text:p>
      <text:p text:style-name="P3"><text:span text:style-name="T1"/></text:p>
      <text:p text:style-name="P3"><text:span text:style-name="T1"><text:tab/>Modelo Cascata (década de 70, não tinha linguagem orientada a objetos como java...):</text:span></text:p>
      <text:p text:style-name="P3"><text:span text:style-name="T1"><text:tab/></text:span></text:p>
      <text:p text:style-name="P3"><text:span text:style-name="T1">- Levantamento de requisitos (identifica necessidade dos clientes);</text:span></text:p>
      <text:p text:style-name="P3"><text:span text:style-name="T1">- Desenvolvimento do projeto (a estrutura de banco de dados, algoritmos);</text:span></text:p>
      <text:p text:style-name="P3"><text:span text:style-name="T1">- Implementação do projeto (aqui está a parte prática de verdade);</text:span></text:p>
      <text:p text:style-name="P3"><text:span text:style-name="T1">- Testes para verificação da Implementação;</text:span></text:p>
      <text:p text:style-name="P3"><text:span text:style-name="T1">- Implantação e manutenção de softwar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8:52:08.424000000</meta:creation-date>
    <dc:date>2025-02-24T19:33:02.743000000</dc:date>
    <meta:editing-duration>PT7M38S</meta:editing-duration>
    <meta:editing-cycles>1</meta:editing-cycles>
    <meta:document-statistic meta:table-count="0" meta:image-count="0" meta:object-count="0" meta:page-count="1" meta:paragraph-count="25" meta:word-count="193" meta:character-count="1254" meta:non-whitespace-character-count="1069"/>
    <meta:generator>LibreOffice/24.2.0.3$Windows_X86_64 LibreOffice_project/da48488a73ddd66ea24cf16bbc4f7b9c08e9bea1</meta:generator>
  </office:meta>
</office:document-meta>
</file>